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0">
            <text:p>UL-90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810.0">
            <text:p>4810.0</text:p>
          </table:table-cell>
          <table:table-cell office:value-type="float" office:value="86.0">
            <text:p>86.0</text:p>
          </table:table-cell>
          <table:table-cell office:value-type="string" office:value="wood debris">
            <text:p>wood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4">
            <text:p>UL-98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700.0">
            <text:p>4700.0</text:p>
          </table:table-cell>
          <table:table-cell office:value-type="float" office:value="80.0">
            <text:p>80.0</text:p>
          </table:table-cell>
          <table:table-cell office:value-type="string" office:value="wood fragments">
            <text:p>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2">
            <text:p>UL-98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60.0">
            <text:p>406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0">
            <text:p>UL-98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50.0">
            <text:p>425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7">
            <text:p>6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3">
            <text:p>UL-90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250.0">
            <text:p>8250.0</text:p>
          </table:table-cell>
          <table:table-cell office:value-type="float" office:value="136.0">
            <text:p>13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9">
            <text:p>14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61">
            <text:p>UL-161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70.0">
            <text:p>270.0</text:p>
          </table:table-cell>
          <table:table-cell office:value-type="float" office:value="78.0">
            <text:p>7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38">
            <text:p>UL-93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150.0">
            <text:p>2150.0</text:p>
          </table:table-cell>
          <table:table-cell office:value-type="float" office:value="76.0">
            <text:p>7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5">
            <text:p>UL-90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980.0">
            <text:p>980.0</text:p>
          </table:table-cell>
          <table:table-cell office:value-type="float" office:value="67.0">
            <text:p>67.0</text:p>
          </table:table-cell>
          <table:table-cell office:value-type="string" office:value="stem of picea-larix">
            <text:p>stem of picea-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73">
            <text:p>UL-97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80.0">
            <text:p>408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8">
            <text:p>6.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246">
            <text:p>UL-1246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0820.0">
            <text:p>10820.0</text:p>
          </table:table-cell>
          <table:table-cell office:value-type="float" office:value="139.0">
            <text:p>139.0</text:p>
          </table:table-cell>
          <table:table-cell office:value-type="string" office:value="balanus balanoides">
            <text:p>balanus balanoide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808">
            <text:p>UQ-80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70.0">
            <text:p>2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714">
            <text:p>UL-1714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650.0">
            <text:p>650.0</text:p>
          </table:table-cell>
          <table:table-cell office:value-type="float" office:value="67.0">
            <text:p>6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245">
            <text:p>UL-1245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0810.0">
            <text:p>10810.0</text:p>
          </table:table-cell>
          <table:table-cell office:value-type="float" office:value="139.0">
            <text:p>139.0</text:p>
          </table:table-cell>
          <table:table-cell office:value-type="string" office:value="balanus balanoides">
            <text:p>balanus balanoide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968">
            <text:p>UQ-968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7205.0">
            <text:p>7205.0</text:p>
          </table:table-cell>
          <table:table-cell office:value-type="float" office:value="100.0">
            <text:p>100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HetuBail1996,VacchiEtal2018">
            <text:p>HetuBail1996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982">
            <text:p>UQ-982</text:p>
          </table:table-cell>
          <table:table-cell office:value-type="float" office:value="48.7">
            <text:p>48.7</text:p>
          </table:table-cell>
          <table:table-cell office:value-type="float" office:value="-67.89">
            <text:p>-67.89</text:p>
          </table:table-cell>
          <table:table-cell office:value-type="float" office:value="7810.0">
            <text:p>7810.0</text:p>
          </table:table-cell>
          <table:table-cell office:value-type="float" office:value="149.0">
            <text:p>149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103353">
            <text:p>BETA-103353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10610.0">
            <text:p>10610.0</text:p>
          </table:table-cell>
          <table:table-cell office:value-type="float" office:value="130.0">
            <text:p>1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70.9">
            <text:p>70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8,VacchiEtal2018">
            <text:p>Hetu1998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X-na">
            <text:p>GX-na</text:p>
          </table:table-cell>
          <table:table-cell office:value-type="float" office:value="48.07">
            <text:p>48.07</text:p>
          </table:table-cell>
          <table:table-cell office:value-type="float" office:value="-69.27">
            <text:p>-69.27</text:p>
          </table:table-cell>
          <table:table-cell office:value-type="float" office:value="785.0">
            <text:p>785.0</text:p>
          </table:table-cell>
          <table:table-cell office:value-type="float" office:value="130.0">
            <text:p>130.0</text:p>
          </table:table-cell>
          <table:table-cell office:value-type="string" office:value="raised beach">
            <text:p>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2381">
            <text:p>GSC-2381</text:p>
          </table:table-cell>
          <table:table-cell office:value-type="float" office:value="48.75">
            <text:p>48.75</text:p>
          </table:table-cell>
          <table:table-cell office:value-type="float" office:value="-67.68">
            <text:p>-67.68</text:p>
          </table:table-cell>
          <table:table-cell office:value-type="float" office:value="10800.0">
            <text:p>1080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1034">
            <text:p>UQ-1034</text:p>
          </table:table-cell>
          <table:table-cell office:value-type="float" office:value="48.59">
            <text:p>48.59</text:p>
          </table:table-cell>
          <table:table-cell office:value-type="float" office:value="-68.12">
            <text:p>-68.12</text:p>
          </table:table-cell>
          <table:table-cell office:value-type="float" office:value="10890.0">
            <text:p>108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6756">
            <text:p>BETA-36756</text:p>
          </table:table-cell>
          <table:table-cell office:value-type="float" office:value="48.78">
            <text:p>48.78</text:p>
          </table:table-cell>
          <table:table-cell office:value-type="float" office:value="-67.71">
            <text:p>-67.71</text:p>
          </table:table-cell>
          <table:table-cell office:value-type="float" office:value="4950.0">
            <text:p>4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539">
            <text:p>UL-539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4130.0">
            <text:p>41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91">
            <text:p>UL-89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580.0">
            <text:p>1580.0</text:p>
          </table:table-cell>
          <table:table-cell office:value-type="float" office:value="136.0">
            <text:p>136.0</text:p>
          </table:table-cell>
          <table:table-cell office:value-type="string" office:value="sphagnum">
            <text:p>sphagnu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71">
            <text:p>UL-2171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90.0">
            <text:p>679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85">
            <text:p>UL-2185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920.0">
            <text:p>6920.0</text:p>
          </table:table-cell>
          <table:table-cell office:value-type="float" office:value="86.0">
            <text:p>86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86">
            <text:p>UL-2186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60.0">
            <text:p>676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13">
            <text:p>UL-2213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800.0">
            <text:p>680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14">
            <text:p>UL-221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850.0">
            <text:p>685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69">
            <text:p>GSC-6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080.0">
            <text:p>1008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70">
            <text:p>GSC-70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990.0">
            <text:p>10990.0</text:p>
          </table:table-cell>
          <table:table-cell office:value-type="float" office:value="61.0">
            <text:p>61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79.0">
            <text:p>79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57">
            <text:p>UL-225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77">
            <text:p>UL-227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83">
            <text:p>UL-283</text:p>
          </table:table-cell>
          <table:table-cell office:value-type="float" office:value="47.93">
            <text:p>47.93</text:p>
          </table:table-cell>
          <table:table-cell office:value-type="float" office:value="-69.49">
            <text:p>-69.49</text:p>
          </table:table-cell>
          <table:table-cell office:value-type="float" office:value="3550.0">
            <text:p>3550.0</text:p>
          </table:table-cell>
          <table:table-cell office:value-type="float" office:value="86.0">
            <text:p>86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85">
            <text:p>UL-285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280.0">
            <text:p>280.0</text:p>
          </table:table-cell>
          <table:table-cell office:value-type="float" office:value="76.0">
            <text:p>7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14">
            <text:p>UL-81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200.0">
            <text:p>8200.0</text:p>
          </table:table-cell>
          <table:table-cell office:value-type="float" office:value="156.0">
            <text:p>15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332">
            <text:p>UL-332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60.0">
            <text:p>26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93">
            <text:p>UL-79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6920.0">
            <text:p>6920.0</text:p>
          </table:table-cell>
          <table:table-cell office:value-type="float" office:value="142.0">
            <text:p>14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92">
            <text:p>UL-79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710.0">
            <text:p>10710.0</text:p>
          </table:table-cell>
          <table:table-cell office:value-type="float" office:value="139.0">
            <text:p>13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1.0">
            <text:p>5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88">
            <text:p>UL-78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1130.0">
            <text:p>11130.0</text:p>
          </table:table-cell>
          <table:table-cell office:value-type="float" office:value="149.0">
            <text:p>14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604">
            <text:p>UL-604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50.0">
            <text:p>1050.0</text:p>
          </table:table-cell>
          <table:table-cell office:value-type="float" office:value="78.0">
            <text:p>78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20">
            <text:p>UL-82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080.0">
            <text:p>8080.0</text:p>
          </table:table-cell>
          <table:table-cell office:value-type="float" office:value="142.0">
            <text:p>14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58">
            <text:p>UL-85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220.0">
            <text:p>2220.0</text:p>
          </table:table-cell>
          <table:table-cell office:value-type="float" office:value="86.0">
            <text:p>86.0</text:p>
          </table:table-cell>
          <table:table-cell office:value-type="string" office:value="mesodesma arctatum">
            <text:p>mesodesma arctatum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60">
            <text:p>UL-86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1110.0">
            <text:p>11110.0</text:p>
          </table:table-cell>
          <table:table-cell office:value-type="float" office:value="121.0">
            <text:p>12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61">
            <text:p>UL-86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9890.0">
            <text:p>9890.0</text:p>
          </table:table-cell>
          <table:table-cell office:value-type="float" office:value="112.0">
            <text:p>112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0">
            <text:p>UL-180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6070.0">
            <text:p>607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0b">
            <text:p>UL-180b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6000.0">
            <text:p>600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24">
            <text:p>UL-182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00.0">
            <text:p>6700.0</text:p>
          </table:table-cell>
          <table:table-cell office:value-type="float" office:value="94.0">
            <text:p>94.0</text:p>
          </table:table-cell>
          <table:table-cell office:value-type="string" office:value="wood, intertidal sed">
            <text:p>wood, intertidal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84">
            <text:p>UL-88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570.0">
            <text:p>10570.0</text:p>
          </table:table-cell>
          <table:table-cell office:value-type="float" office:value="121.0">
            <text:p>12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1627">
            <text:p>BETA-31627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1078">
            <text:p>BETA-3107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920.0">
            <text:p>920.0</text:p>
          </table:table-cell>
          <table:table-cell office:value-type="float" office:value="110.0">
            <text:p>110.0</text:p>
          </table:table-cell>
          <table:table-cell office:value-type="string" office:value="pelycipodes">
            <text:p>pelycipode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74">
            <text:p>UL-87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80.0">
            <text:p>428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8297">
            <text:p>BETA-28297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10680.0">
            <text:p>10680.0</text:p>
          </table:table-cell>
          <table:table-cell office:value-type="float" office:value="90.0">
            <text:p>90.0</text:p>
          </table:table-cell>
          <table:table-cell office:value-type="string" office:value="h. artica, m. balthica">
            <text:p>h. artica, m. balth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7.9">
            <text:p>67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589">
            <text:p>UL-58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840.0">
            <text:p>84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14">
            <text:p>UL-191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410.0">
            <text:p>641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47">
            <text:p>UL-194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2970.0">
            <text:p>2970.0</text:p>
          </table:table-cell>
          <table:table-cell office:value-type="float" office:value="103.0">
            <text:p>103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7209">
            <text:p>BETA-27209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9870.0">
            <text:p>9870.0</text:p>
          </table:table-cell>
          <table:table-cell office:value-type="float" office:value="90.0">
            <text:p>9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6499">
            <text:p>BETA-2649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410.0">
            <text:p>1410.0</text:p>
          </table:table-cell>
          <table:table-cell office:value-type="float" office:value="95.0">
            <text:p>9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17">
            <text:p>UL-201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450.0">
            <text:p>645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18">
            <text:p>UL-2018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35">
            <text:p>UL-2035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7000.0">
            <text:p>700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5788">
            <text:p>BETA-2578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4669">
            <text:p>BETA-24669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720.0">
            <text:p>720.0</text:p>
          </table:table-cell>
          <table:table-cell office:value-type="float" office:value="75.0">
            <text:p>75.0</text:p>
          </table:table-cell>
          <table:table-cell office:value-type="string" office:value="pelycipodes">
            <text:p>pelycipode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15">
            <text:p>UL-1915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3090.0">
            <text:p>309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99">
            <text:p>UL-899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90.0">
            <text:p>429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6757">
            <text:p>BETA-36757</text:p>
          </table:table-cell>
          <table:table-cell office:value-type="float" office:value="48.78">
            <text:p>48.78</text:p>
          </table:table-cell>
          <table:table-cell office:value-type="float" office:value="-67.71">
            <text:p>-67.71</text:p>
          </table:table-cell>
          <table:table-cell office:value-type="float" office:value="6980.0">
            <text:p>69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698">
            <text:p>BETA-51698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10050.0">
            <text:p>1005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4.9">
            <text:p>64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700">
            <text:p>BETA-51700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9690.0">
            <text:p>969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0.9">
            <text:p>50.9</text:p>
          </table:table-cell>
          <table:table-cell office:value-type="float" office:value="4.6">
            <text:p>4.6</text:p>
          </table:table-cell>
          <table:table-cell office:value-type="float" office:value="4.6">
            <text:p>4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699">
            <text:p>BETA-51699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9780.0">
            <text:p>978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4.9">
            <text:p>64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8564">
            <text:p>BETA-58564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1620.0">
            <text:p>11620.0</text:p>
          </table:table-cell>
          <table:table-cell office:value-type="float" office:value="158.0">
            <text:p>15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295">
            <text:p>GSC-1295</text:p>
          </table:table-cell>
          <table:table-cell office:value-type="float" office:value="47.54">
            <text:p>47.54</text:p>
          </table:table-cell>
          <table:table-cell office:value-type="float" office:value="-68.71">
            <text:p>-68.71</text:p>
          </table:table-cell>
          <table:table-cell office:value-type="float" office:value="11590.0">
            <text:p>11590.0</text:p>
          </table:table-cell>
          <table:table-cell office:value-type="float" office:value="94.0">
            <text:p>94.0</text:p>
          </table:table-cell>
          <table:table-cell office:value-type="string" office:value="b. hameri">
            <text:p>b. hameri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lakeLowdon1976,VacchiEtal2018">
            <text:p>BlakeLowdon1976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2">
            <text:p>BETA-5521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10.0">
            <text:p>401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08">
            <text:p>QU-108</text:p>
          </table:table-cell>
          <table:table-cell office:value-type="float" office:value="49.17">
            <text:p>49.17</text:p>
          </table:table-cell>
          <table:table-cell office:value-type="float" office:value="-66.33">
            <text:p>-66.33</text:p>
          </table:table-cell>
          <table:table-cell office:value-type="float" office:value="9620.0">
            <text:p>9620.0</text:p>
          </table:table-cell>
          <table:table-cell office:value-type="float" office:value="158.0">
            <text:p>15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12">
            <text:p>GSC-112</text:p>
          </table:table-cell>
          <table:table-cell office:value-type="float" office:value="47.91">
            <text:p>47.91</text:p>
          </table:table-cell>
          <table:table-cell office:value-type="float" office:value="-69.5">
            <text:p>-69.5</text:p>
          </table:table-cell>
          <table:table-cell office:value-type="float" office:value="6970.0">
            <text:p>6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09">
            <text:p>QU-109</text:p>
          </table:table-cell>
          <table:table-cell office:value-type="float" office:value="49.17">
            <text:p>49.17</text:p>
          </table:table-cell>
          <table:table-cell office:value-type="float" office:value="-66.33">
            <text:p>-66.33</text:p>
          </table:table-cell>
          <table:table-cell office:value-type="float" office:value="9690.0">
            <text:p>9690.0</text:p>
          </table:table-cell>
          <table:table-cell office:value-type="float" office:value="187.0">
            <text:p>18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02">
            <text:p>GSC-102</text:p>
          </table:table-cell>
          <table:table-cell office:value-type="float" office:value="48.13">
            <text:p>48.13</text:p>
          </table:table-cell>
          <table:table-cell office:value-type="float" office:value="-69.13">
            <text:p>-69.13</text:p>
          </table:table-cell>
          <table:table-cell office:value-type="float" office:value="13110.0">
            <text:p>13110.0</text:p>
          </table:table-cell>
          <table:table-cell office:value-type="float" office:value="177.0">
            <text:p>17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60.0">
            <text:p>16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2525">
            <text:p>BETA-5252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7870.0">
            <text:p>7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">
            <text:p>1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1">
            <text:p>BETA-5633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790.0">
            <text:p>4790.0</text:p>
          </table:table-cell>
          <table:table-cell office:value-type="float" office:value="100.0">
            <text:p>100.0</text:p>
          </table:table-cell>
          <table:table-cell office:value-type="string" office:value="sea shells">
            <text:p>sea 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1.0">
            <text:p>1.0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5">
            <text:p>BETA-5521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00.0">
            <text:p>40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52">
            <text:p>QU-15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650.0">
            <text:p>2650.0</text:p>
          </table:table-cell>
          <table:table-cell office:value-type="float" office:value="121.0">
            <text:p>121.0</text:p>
          </table:table-cell>
          <table:table-cell office:value-type="string" office:value="mya sp">
            <text:p>mya sp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270">
            <text:p>QU-270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10220.0">
            <text:p>10220.0</text:p>
          </table:table-cell>
          <table:table-cell office:value-type="float" office:value="158.0">
            <text:p>158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Locat1977,VacchiEtal2018">
            <text:p>Locat1977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265">
            <text:p>QU-265</text:p>
          </table:table-cell>
          <table:table-cell office:value-type="float" office:value="48.73">
            <text:p>48.73</text:p>
          </table:table-cell>
          <table:table-cell office:value-type="float" office:value="-67.72">
            <text:p>-67.72</text:p>
          </table:table-cell>
          <table:table-cell office:value-type="float" office:value="2630.0">
            <text:p>2630.0</text:p>
          </table:table-cell>
          <table:table-cell office:value-type="float" office:value="149.0">
            <text:p>149.0</text:p>
          </table:table-cell>
          <table:table-cell office:value-type="string" office:value="mesodesma arctica">
            <text:p>mesodesma arc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Locat1977,VacchiEtal2018">
            <text:p>Locat1977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4">
            <text:p>BETA-5633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410.0">
            <text:p>10410.0</text:p>
          </table:table-cell>
          <table:table-cell office:value-type="float" office:value="140.0">
            <text:p>1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48.0">
            <text:p>48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7286">
            <text:p>BETA-47286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2640.0">
            <text:p>126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40.0">
            <text:p>14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7978">
            <text:p>BETA-47978</text:p>
          </table:table-cell>
          <table:table-cell office:value-type="float" office:value="48.42">
            <text:p>48.42</text:p>
          </table:table-cell>
          <table:table-cell office:value-type="float" office:value="-68.52">
            <text:p>-68.52</text:p>
          </table:table-cell>
          <table:table-cell office:value-type="float" office:value="8150.0">
            <text:p>8150.0</text:p>
          </table:table-cell>
          <table:table-cell office:value-type="float" office:value="130.0">
            <text:p>1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ington2003,VacchiEtal2018">
            <text:p>Harington200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46">
            <text:p>QU-146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770.0">
            <text:p>2770.0</text:p>
          </table:table-cell>
          <table:table-cell office:value-type="float" office:value="103.0">
            <text:p>1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2">
            <text:p>BETA-5633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8532">
            <text:p>BETA-48532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12640.0">
            <text:p>126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41.0">
            <text:p>14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69520">
            <text:p>BETA-69520</text:p>
          </table:table-cell>
          <table:table-cell office:value-type="float" office:value="48.42">
            <text:p>48.42</text:p>
          </table:table-cell>
          <table:table-cell office:value-type="float" office:value="-68.52">
            <text:p>-68.52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4">
            <text:p>BETA-5521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3640.0">
            <text:p>36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2949">
            <text:p>BETA-42949</text:p>
          </table:table-cell>
          <table:table-cell office:value-type="float" office:value="48.39">
            <text:p>48.39</text:p>
          </table:table-cell>
          <table:table-cell office:value-type="float" office:value="-68.43">
            <text:p>-68.43</text:p>
          </table:table-cell>
          <table:table-cell office:value-type="float" office:value="11990.0">
            <text:p>11990.0</text:p>
          </table:table-cell>
          <table:table-cell office:value-type="float" office:value="80.0">
            <text:p>8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TO-4305">
            <text:p>TO-430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250.0">
            <text:p>2250.0</text:p>
          </table:table-cell>
          <table:table-cell office:value-type="float" office:value="40.0">
            <text:p>40.0</text:p>
          </table:table-cell>
          <table:table-cell office:value-type="string" office:value="mesodesma arctatum">
            <text:p>mesodesma arctatum</text:p>
          </table:table-cell>
          <table:table-cell office:value-type="string" office:value="marine">
            <text:p>marine</text:p>
          </table:table-cell>
          <table:table-cell office:value-type="float" office:value="20.0">
            <text:p>20.0</text:p>
          </table:table-cell>
          <table:table-cell office:value-type="float" office:value="125.0">
            <text:p>125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